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font-weight="bold" style:font-weight-asian="bold" fo:language="en" fo:country="US"/>
    </style:style>
    <style:style style:name="T4" style:parent-style-name="DefaultParagraphFont" style:family="text">
      <style:text-properties fo:font-weight="bold" style:font-weight-asian="bold" fo:language="en" fo:country="US"/>
    </style:style>
    <style:style style:name="T5" style:parent-style-name="DefaultParagraphFont" style:family="text">
      <style:text-properties fo:font-weight="bold" style:font-weight-asian="bold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weight="bold" style:font-weight-asian="bold"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font-weight="bold" style:font-weight-asian="bold"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font-weight="bold" style:font-weight-asian="bold" fo:language="en" fo:country="US"/>
    </style:style>
    <style:style style:name="P39" style:parent-style-name="Normal" style:family="paragraph">
      <style:text-properties fo:font-weight="bold" style:font-weight-asian="bold"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font-weight="bold" style:font-weight-asian="bold" style:font-weight-complex="bold"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font-weight="bold" style:font-weight-asian="bold" style:font-weight-complex="bold"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font-weight="bold" style:font-weight-asian="bold" fo:language="en" fo:country="US"/>
    </style:style>
    <style:style style:name="P140" style:parent-style-name="Normal" style:family="paragraph">
      <style:text-properties fo:font-weight="bold" style:font-weight-asian="bold"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font-weight="bold" style:font-weight-asian="bold" style:font-weight-complex="bold"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font-weight="bold" style:font-weight-asian="bold" fo:language="en" fo:country="US"/>
    </style:style>
    <style:style style:name="P151" style:parent-style-name="Normal" style:family="paragraph">
      <style:text-properties fo:font-weight="bold" style:font-weight-asian="bold" style:font-weight-complex="bold"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font-weight="bold" style:font-weight-asian="bold"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font-weight="bold" style:font-weight-asian="bold" fo:language="en" fo:country="US"/>
    </style:style>
    <style:style style:name="P170" style:parent-style-name="Normal" style:family="paragraph">
      <style:text-properties fo:font-weight="bold" style:font-weight-asian="bold" fo:language="en" fo:country="US"/>
    </style:style>
    <style:style style:name="T171" style:parent-style-name="DefaultParagraphFont" style:family="text">
      <style:text-properties fo:font-weight="bold" style:font-weight-asian="bold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P176" style:parent-style-name="Normal" style:family="paragraph">
      <style:text-properties fo:font-weight="bold" style:font-weight-asian="bold" style:font-weight-complex="bold"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font-weight="bold" style:font-weight-asian="bold" style:font-weight-complex="bold"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font-weight="bold" style:font-weight-asian="bold" fo:language="en" fo:country="US"/>
    </style:style>
    <style:style style:name="P218" style:parent-style-name="Normal" style:family="paragraph">
      <style:text-properties fo:font-weight="bold" style:font-weight-asian="bold"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font-weight="bold" style:font-weight-asian="bold"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font-weight="bold" style:font-weight-asian="bold" style:font-weight-complex="bold"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font-weight="bold" style:font-weight-asian="bold" fo:language="en" fo:country="US"/>
    </style:style>
    <style:style style:name="T249" style:parent-style-name="DefaultParagraphFont" style:family="text">
      <style:text-properties fo:font-weight="bold" style:font-weight-asian="bold" fo:language="en" fo:country="US"/>
    </style:style>
    <style:style style:name="T250" style:parent-style-name="DefaultParagraphFont" style:family="text">
      <style:text-properties fo:font-weight="bold" style:font-weight-asian="bold" fo:language="en" fo:country="US"/>
    </style:style>
    <style:style style:name="T251" style:parent-style-name="DefaultParagraphFont" style:family="text">
      <style:text-properties fo:font-weight="bold" style:font-weight-asian="bold" fo:language="en" fo:country="US"/>
    </style:style>
    <style:style style:name="P252" style:parent-style-name="Normal" style:family="paragraph">
      <style:text-properties fo:font-weight="bold" style:font-weight-asian="bold"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font-weight="bold" style:font-weight-asian="bold"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font-weight="bold" style:font-weight-asian="bold" fo:language="en" fo:country="US"/>
    </style:style>
    <style:style style:name="T296" style:parent-style-name="DefaultParagraphFont" style:family="text">
      <style:text-properties fo:font-weight="bold" style:font-weight-asian="bold"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font-weight="bold" style:font-weight-asian="bold" style:font-weight-complex="bold" fo:language="en" fo:country="US"/>
    </style:style>
    <style:style style:name="T304" style:parent-style-name="DefaultParagraphFont" style:family="text">
      <style:text-properties fo:font-weight="bold" style:font-weight-asian="bold" fo:language="en" fo:country="US"/>
    </style:style>
    <style:style style:name="P305" style:parent-style-name="Normal" style:family="paragraph">
      <style:text-properties fo:font-weight="bold" style:font-weight-asian="bold"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font-weight="bold" style:font-weight-asian="bold"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font-weight="bold" style:font-weight-asian="bold" fo:language="en" fo:country="US"/>
    </style:style>
    <style:style style:name="T331" style:parent-style-name="DefaultParagraphFont" style:family="text">
      <style:text-properties fo:font-weight="bold" style:font-weight-asian="bold"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R Script</text:span><text:span text:style-name="T3"><text:s/></text:span></text:p>
      <text:p text:style-name="Normal"><text:span text:style-name="T4"><text:s/>#Data Preparation and Cleaning<text:s/></text:span></text:p>
      <text:p text:style-name="Normal"><text:span text:style-name="T5"><text:s/>#Census dataset</text:span></text:p>
      <text:p text:style-name="P6"><text:s/>census &lt;- census[,-c(1,5:23)] popullation &lt;- census[,-1]<text:s/></text:p>
      <text:p text:style-name="P7">colnames(popullation)[2] &lt;- "Popullation"<text:s/></text:p>
      <text:p text:style-name="Normal"><text:span text:style-name="T8"><text:s/></text:span><text:span text:style-name="T9">#Referendum Results dataset</text:span></text:p>
      <text:p text:style-name="P10"><text:s/>referendum &lt;-<text:s/>EU.referendum.result.data[,-c(1:4,12,13,15:19,7)]<text:s/></text:p>
      <text:p text:style-name="Normal"><text:span text:style-name="T11"><text:s/></text:span><text:span text:style-name="T12">#General elections results 2015<text:s/></text:span></text:p>
      <text:p text:style-name="P13"><text:s/>results1 &lt;- RESULTS.FOR.ANALYSIS[,-c(1,3,4,5,6,7)] results2 &lt;- results1[,-c(4:20,22:40,42:46)] results3 &lt;- results2[,-c(7:21,23,25:50)] results4 &lt;- results3[,-c(9:41,43:50)] results &lt;- results4[-c(10:17,2,3)] results &lt;- results[,-3]<text:s/></text:p>
      <text:p text:style-name="P14"><text:s/></text:p>
      <text:p text:style-name="P15">#Treating the NAs<text:s/></text:p>
      <text:p text:style-name="P16"><text:s/>colnames(results)[1] &lt;- "Area"<text:s/></text:p>
      <text:p text:style-name="P17">Results_NA_count &lt;- apply(is.na(results), 2, sum)<text:s/></text:p>
      <text:p text:style-name="P18">Results_NA_count<text:s/></text:p>
      <text:p text:style-name="P19">Results_NA_perc &lt;- Results_NA_count / dim(results)[1] * 100<text:s/></text:p>
      <text:p text:style-name="P20">Results_NA_perc<text:s/></text:p>
      <text:p text:style-name="P21">results[is.na(results$C), 'C'] = '1' results[is.na(results$Green), 'Green'] = '1' results[is.na(results$Lab), 'Lab'] = '1' results[is.na(results$LD), 'LD'] = '1' results[is.na(results$UKIP), 'UKIP'] = '1' colnames(results)[1] &lt;- "Area"<text:s/></text:p>
      <text:p text:style-name="Normal"><text:span text:style-name="T22"><text:s/></text:span><text:span text:style-name="T23">#Income and Tax dataset</text:span></text:p>
      <text:p text:style-name="P24"><text:s/>Income_and_Tax &lt;- NS_Table_3_15_1516[,-c(2:15,19,20,23,16)] colnames(Income_and_Tax)[1] &lt;- "Area" colnames(Income_and_Tax)[2] &lt;- "Mean_Income" colnames(Income_and_Tax)[3] &lt;- "Median_Income" colnames(Income_and_Tax)[4] &lt;- "Mean_Tax"<text:s/>colnames(Income_and_Tax)[5] &lt;- "Median_Tax"<text:s/></text:p>
      <text:p text:style-name="P25">Income_and_Tax &lt;- na.omit(Income_and_Tax) <text:s/></text:p>
      <text:p text:style-name="P26">Income_and_Tax$Area &lt;- factor(Income_and_Tax$Area)<text:s/></text:p>
      <text:p text:style-name="P27">Income_and_Tax$Median_Tax &lt;- as.numeric(as.character(Income_and_Tax$Median_Tax))<text:s/></text:p>
      <text:p text:style-name="P28">Income_and_Tax$Median_Income &lt;-<text:s/>as.numeric(as.character(Income_and_Tax$Median_Income))<text:s/></text:p>
      <text:p text:style-name="P29">Income_and_Tax$Mean_Tax &lt;- as.numeric(as.character(Income_and_Tax$Mean_Tax))<text:s/></text:p>
      <text:p text:style-name="P30">Income_and_Tax$Mean_Income &lt;- as.numeric(as.character(Income_and_Tax$Mean_Income))<text:s/></text:p>
      <text:p text:style-name="P31"><text:s/></text:p>
      <text:p text:style-name="P32">#Library dplyr <text:s/>- Join the datasets<text:s/>together</text:p>
      <text:p text:style-name="P33"><text:s/>leave &lt;- inner_join(referendum,results) leave &lt;- inner_join(Income_and_Tax,leave)<text:s/></text:p>
      <text:p text:style-name="P34">leave &lt;- inner_join(popullation,leave)<text:s/></text:p>
      <text:p text:style-name="P35"><text:s/></text:p>
      <text:p text:style-name="P36">leave$Area &lt;- factor(leave$Area) leave$C &lt;- as.numeric(as.character(leave$C)) leave$Green &lt;- as.numeric(as.character(leave$Green)) leave$UKIP &lt;- as.numeric(as.character(leave$UKIP)) leave$Lab &lt;- as.numeric(as.character(leave$Lab)) leave$LD &lt;- as.numeric(as.character(leave$LD))<text:s/></text:p>
      <text:soft-page-break/>
      <text:p text:style-name="P37"><text:s/></text:p>
      <text:p text:style-name="P38">#Exploratory Data Analysis<text:s/></text:p>
      <text:p text:style-name="P39">#Histograms</text:p>
      <text:p text:style-name="P40"><text:s/>summary(leave)<text:s/></text:p>
      <text:p text:style-name="P41">par(mfrow = c(2,2))<text:s/></text:p>
      <text:p text:style-name="P42"><text:s/>hist(<text:s/></text:p>
      <text:p text:style-name="P43"><text:s text:c="2"/>leave$Median_Income, <text:s text:c="2"/>xlab = 'Median Income in $1000',<text:s/></text:p>
      <text:p text:style-name="P44"><text:s text:c="2"/>ylab = 'Frequency',<text:s/></text:p>
      <text:p text:style-name="P45"><text:s text:c="2"/>main = 'Median Income Per Consituency', <text:s text:c="2"/>col = rgb(0, 1, 0), <text:s text:c="2"/>border = 'white', <text:s text:c="2"/>xaxt = 'n'<text:s/></text:p>
      <text:p text:style-name="P46">)<text:s/></text:p>
      <text:p text:style-name="P47">axis(1, at = seq(0, 65000, 5000), seq(0, 65, 5)) abline(v = median(leave$Median_Income,), lty = 2) legend('topright', 'median Income', lty = 2, bty = 'n')<text:s/></text:p>
      <text:p text:style-name="P48"><text:s/>hist(<text:s/></text:p>
      <text:p text:style-name="P49"><text:s text:c="2"/>leave$Median_Tax, <text:s text:c="2"/>xlab = 'Median Tax in $1000', <text:s text:c="2"/>ylab = 'Frequency',<text:s/></text:p>
      <text:p text:style-name="P50"><text:s text:c="2"/>main = 'Media Tax Per Consituency',<text:s/></text:p>
      <text:p text:style-name="P51"><text:s text:c="2"/>col = rgb(0, 1, 0), <text:s text:c="2"/>border = 'white', <text:s text:c="2"/>xaxt =<text:s/>'n'<text:s/></text:p>
      <text:p text:style-name="P52">)<text:s/></text:p>
      <text:p text:style-name="P53">axis(1, at = seq(0, 65000, 5000), seq(0, 65, 5))<text:s/></text:p>
      <text:p text:style-name="P54">abline(v = median(leave$Median_Tax,), lty = 2)<text:s/></text:p>
      <text:p text:style-name="P55">legend('topright', 'median Tax', lty = 2, bty = 'n')<text:s/></text:p>
      <text:p text:style-name="P56"><text:s/></text:p>
      <text:p text:style-name="P57">hist(<text:s/></text:p>
      <text:p text:style-name="P58"><text:s text:c="2"/>leave$Mean_Income, <text:s text:c="2"/>xlab = 'Mean Income in $1000', <text:s text:c="2"/>ylab = 'Frequency',<text:s/></text:p>
      <text:p text:style-name="P59"><text:s text:c="2"/>main = 'Mean Income Per Consituency', <text:s text:c="2"/>col = rgb(0, 1, 0), <text:s text:c="2"/>border = 'white',<text:s/></text:p>
      <text:p text:style-name="P60"><text:s text:c="2"/>xaxt = 'n'<text:s/></text:p>
      <text:p text:style-name="P61">)<text:s/></text:p>
      <text:p text:style-name="P62">axis(1, at = seq(0, 65000, 5000), seq(0, 65, 5)) abline(v = median(leave$Mean_Income,), lty = 2) legend('topright', 'Mean Income', lty = 2, bty = 'n')<text:s/></text:p>
      <text:p text:style-name="P63"><text:s/>hist(<text:s/></text:p>
      <text:p text:style-name="P64"><text:s text:c="2"/>leave$Mean_Tax, <text:s text:c="2"/>xlab = 'Mean Tax in $1000', <text:s text:c="2"/>ylab = 'Frequency', <text:s text:c="2"/>main = 'Mean Tax Per Consituency',<text:s/></text:p>
      <text:p text:style-name="P65"><text:s text:c="2"/>col = rgb(0, 1, 0), <text:s text:c="2"/>border = 'white',<text:s/></text:p>
      <text:p text:style-name="P66"><text:s text:c="2"/>xaxt = 'n'<text:s/></text:p>
      <text:p text:style-name="P67">)<text:s/></text:p>
      <text:p text:style-name="P68">axis(1, at = seq(0, 65000, 5000), seq(0, 65, 5)) abline(v = median(leave$Mean_Tax,), lty = 2)<text:s/></text:p>
      <text:p text:style-name="P69">legend('topright', 'Mean Tax', lty = 2, bty = 'n')<text:s/></text:p>
      <text:soft-page-break/>
      <text:p text:style-name="P70">plot(<text:s/></text:p>
      <text:p text:style-name="P71"><text:s text:c="2"/>leave$Pct_Leave ~ leave$Median_Income,<text:s/></text:p>
      <text:p text:style-name="P72"><text:s text:c="2"/>ylab = 'Percentage of Leave', <text:s text:c="2"/>xlab = 'Median Income', <text:s text:c="2"/>main = 'Leave vs Income', pch = 0.15<text:s/></text:p>
      <text:p text:style-name="P73">)<text:s/></text:p>
      <text:p text:style-name="P74">abline(v = median(leave$Median_Income,), lty = 2) legend('topright', 'Median Income', lty = 2, bty = 'n') dev.off()<text:s/></text:p>
      <text:p text:style-name="P75">plot(<text:s/></text:p>
      <text:p text:style-name="P76"><text:s text:c="2"/>leave$Pct_Leave ~ leave$Median_Tax, <text:s text:c="2"/>ylab = 'Percentage of Leave', <text:s text:c="2"/>xlab = 'Median Tax', <text:s text:c="2"/>main = 'Leave vs Tax', pch = 0.15<text:s/></text:p>
      <text:p text:style-name="P77">)<text:s/></text:p>
      <text:p text:style-name="P78">abline(v = median(leave$Median_Tax,), lty = 2)<text:s/></text:p>
      <text:p text:style-name="P79">legend('topright', 'Median Tax', lty = 2, bty = 'n')<text:s/></text:p>
      <text:p text:style-name="P80"/>
      <text:p text:style-name="P81">#Principal Component Analysis</text:p>
      <text:p text:style-name="P82">par(mfrow = c(2,2))<text:s/></text:p>
      <text:p text:style-name="P83">plot(density(leave[, 3]), main = names(leave)[3], xlab = names(leave)[3]) plot(density(leave[, 4]), main = names(leave)[4], xlab =<text:s/>names(leave)[4]) plot(density(leave[, 5]), main = names(leave)[5], xlab = names(leave)[5]) plot(density(leave[, 6]), main = names(leave)[6], xlab = names(leave)[6]) pc_leave &lt;- prcomp(leave[,-1], center = T, scale. = T) pc_leave_var &lt;- pc_leave$sdev^2 pc_leave_var<text:s/></text:p>
      <text:p text:style-name="P84">pc_leave_PEV &lt;- pc_leave_var / sum(pc_leave_var) pc_leave_PEV png(file = "percent") plot(pc_leave) dev.off()<text:s/></text:p>
      <text:p text:style-name="P85">plot( <text:s text:c="2"/>cumsum(pc_leave_PEV),<text:s/></text:p>
      <text:p text:style-name="P86"><text:s text:c="2"/>ylim = c(0,1), <text:s text:c="2"/>xlab = 'PC', <text:s text:c="2"/>ylab = 'Cumulative PEV', <text:s text:c="2"/>pch = 20, <text:s text:c="2"/>col = 'orange'<text:s/></text:p>
      <text:p text:style-name="P87">)<text:s/></text:p>
      <text:p text:style-name="P88">abline(h = 0.8, col = 'red', lty = 'dashed') pc_leave_loadings &lt;- pc_leave$rotation pc_leave_loadings<text:s/></text:p>
      <text:p text:style-name="P89"><text:s/></text:p>
      <text:p text:style-name="P90">colvector = c('red', 'orange', 'yellow', 'green', 'cyan', 'blue') labvector = c('PC1', 'PC2', 'PC3') barplot( <text:s text:c="2"/>pc_leave_loadings[,c(1:3)],<text:s/></text:p>
      <text:p text:style-name="P91"><text:s text:c="2"/>beside = T,<text:s/></text:p>
      <text:p text:style-name="P92"><text:s text:c="2"/>yaxt =<text:s/>'n', <text:s text:c="2"/>names.arg = labvector, <text:s text:c="2"/>col = colvector, <text:s text:c="2"/>ylim = c(-1,1), <text:s text:c="2"/>border = 'white',<text:s/></text:p>
      <text:p text:style-name="P93"><text:s text:c="2"/>ylab = 'loadings'<text:s/></text:p>
      <text:p text:style-name="P94">)<text:s/></text:p>
      <text:p text:style-name="P95">axis(2, seq(-1,1,0.1)) legend( <text:s text:c="2"/>'bottomright', <text:s text:c="2"/>bty = 'n', <text:s text:c="2"/>col = colvector,<text:s/></text:p>
      <text:p text:style-name="P96"><text:s text:c="2"/>pch = 15,<text:s/></text:p>
      <text:p text:style-name="P97"><text:s text:c="2"/>row.names(pc_leave_loadings)<text:s/></text:p>
      <text:p text:style-name="P98">)<text:s/></text:p>
      <text:p text:style-name="P99">par(mfrow = c(3,1)) biplot( <text:s text:c="2"/>pc_leave, <text:s text:c="2"/>scale = 0,<text:s/></text:p>
      <text:p text:style-name="P100"><text:s text:c="2"/>col = c('grey40','orange')<text:s/></text:p>
      <text:soft-page-break/>
      <text:p text:style-name="P101">)<text:s/></text:p>
      <text:p text:style-name="P102">#Biplot</text:p>
      <text:p text:style-name="P103">biplot( <text:s text:c="2"/>pc_leave, <text:s text:c="2"/>choices = c(1,3), <text:s text:c="2"/>scale = 0, <text:s text:c="2"/>col = c('grey40','orange')<text:s/></text:p>
      <text:p text:style-name="P104">)<text:s/></text:p>
      <text:p text:style-name="P105">biplot( <text:s text:c="2"/>pc_leave, <text:s text:c="2"/>choices = c(2,3), <text:s text:c="2"/>scale = 0,<text:s/></text:p>
      <text:p text:style-name="P106"><text:s text:c="2"/>col = c('grey40','orange')<text:s/></text:p>
      <text:p text:style-name="P107">)<text:s/></text:p>
      <text:p text:style-name="P108">leave_clear &lt;- leave[,-c(2,8,10,11,12,14,7)] summary(pc_leave_clear)<text:s/></text:p>
      <text:p text:style-name="P109">pc_leave_clear &lt;- prcomp(leave_clear[,-1], center = T, scale. = T)<text:s/></text:p>
      <text:p text:style-name="P110">pc_leave_var &lt;- pc_leave_clear$sdev^2 pc_leave_var<text:s/></text:p>
      <text:p text:style-name="P111">pc_leave_PEV &lt;- pc_leave_var / sum(pc_leave_var)<text:s/>pc_leave_PEV plot(pc_leave_clear) png(file = "percent") plot( <text:s text:c="2"/>cumsum(pc_leave_PEV),<text:s/></text:p>
      <text:p text:style-name="P112"><text:s text:c="2"/>ylim = c(0,1), <text:s text:c="2"/>xlab = 'PC', <text:s text:c="2"/>ylab = 'Cumulative PEV', <text:s text:c="2"/>pch = 20,<text:s/></text:p>
      <text:p text:style-name="P113"><text:s text:c="2"/>col = 'orange'<text:s/></text:p>
      <text:p text:style-name="P114">)<text:s/></text:p>
      <text:p text:style-name="P115">abline(h = 0.8, col = 'red', lty = 'dashed') pc_leave_loadings &lt;- pc_leave_clear$rotation pc_leave_loadings opar &lt;- par()<text:s/></text:p>
      <text:p text:style-name="P116">colvector = c('red', 'orange', 'yellow', 'green', 'cyan', 'blue') labvector = c('PC1', 'PC2', 'PC3') barplot( <text:s text:c="2"/>pc_leave_loadings[,c(1:3)],<text:s/></text:p>
      <text:p text:style-name="P117"><text:s text:c="2"/>beside = T,<text:s/></text:p>
      <text:p text:style-name="P118"><text:s text:c="2"/>yaxt = 'n', <text:s text:c="2"/>names.arg = labvector, <text:s text:c="2"/>col = colvector, <text:s text:c="2"/>ylim = c(-1,1), <text:s text:c="2"/>border = 'white', <text:s text:c="2"/>ylab = 'loadings'<text:s/></text:p>
      <text:p text:style-name="P119">)<text:s/></text:p>
      <text:p text:style-name="P120">axis(2, seq(-1,1,0.1)) legend( <text:s text:c="2"/>'bottomright', <text:s text:c="2"/>bty = 'n', <text:s text:c="2"/>col = colvector,<text:s/></text:p>
      <text:p text:style-name="P121"><text:s text:c="2"/>pch = 15,<text:s/></text:p>
      <text:p text:style-name="P122"><text:s text:c="2"/>row.names(pc_leave_loadings)<text:s/></text:p>
      <text:p text:style-name="P123">)<text:s/></text:p>
      <text:p text:style-name="P124">par(mfrow = c(2,2)) png(file = "percent") biplot( <text:s text:c="2"/>pc_leave_clear, <text:s text:c="2"/>scale = 0,<text:s/></text:p>
      <text:p text:style-name="P125"><text:s text:c="2"/>col = c('grey40','orange')<text:s/></text:p>
      <text:p text:style-name="P126">)<text:s/></text:p>
      <text:p text:style-name="P127">biplot( <text:s text:c="2"/>pc_leave_clear, <text:s text:c="2"/>choices = c(1,3), <text:s text:c="2"/>scale = 0,<text:s/></text:p>
      <text:p text:style-name="P128"><text:s text:c="2"/>col = c('grey40','orange')<text:s/></text:p>
      <text:p text:style-name="P129">)<text:s/></text:p>
      <text:p text:style-name="P130">biplot( <text:s text:c="2"/>pc_leave_clear, <text:s text:c="2"/>choices = c(2,3), <text:s text:c="2"/>scale = 0,<text:s/></text:p>
      <text:p text:style-name="P131"><text:s text:c="2"/>col = c('grey40','orange')<text:s/></text:p>
      <text:p text:style-name="P132">)<text:s/></text:p>
      <text:soft-page-break/>
      <text:p text:style-name="P133">pca3d::pca3d(pc_leave_clear, show.labels = T)<text:s/></text:p>
      <text:p text:style-name="P134"><text:s/></text:p>
      <text:p text:style-name="P135">summary(pc_leave)<text:s/></text:p>
      <text:p text:style-name="P136">summary(pc_leave_clear)<text:s/></text:p>
      <text:p text:style-name="P137"><text:s/></text:p>
      <text:p text:style-name="P138">plot(pc_leave, type = "l")<text:s/></text:p>
      <text:p text:style-name="P139">#Clustering<text:s/></text:p>
      <text:p text:style-name="P140">#Hierarchical Clustering</text:p>
      <text:p text:style-name="P141">dist_leave &lt;- dist(leave_clear[,-1], method = 'euclidian')<text:s/></text:p>
      <text:p text:style-name="P142"># <text:s text:c="2"/>then apply complete<text:s/>linkage png(file = "percent")<text:s/></text:p>
      <text:p text:style-name="P143">hc_leave &lt;- hclust(dist_leave, method = 'ward.D') hc_leave<text:s/></text:p>
      <text:p text:style-name="P144"><text:s/></text:p>
      <text:p text:style-name="P145">dist_leave &lt;- dist(leave_clear[,-1], method = 'euclidian') hc_leave_complete &lt;- hclust(dist_leave, method = 'complete')<text:s/></text:p>
      <text:p text:style-name="P146">#Plot the associated dendrogram<text:s/></text:p>
      <text:p text:style-name="P147"><text:s/></text:p>
      <text:p text:style-name="P148">plot(hc_leave, hang = -0.1, labels = leave_clear$Area) <text:s/>png(file = "percent")<text:s/></text:p>
      <text:p text:style-name="P149">plot(hc_leave_complete, hang = -0.1, labels = leave_clear$Area)<text:s/></text:p>
      <text:p text:style-name="P150"><text:s/>Evaluation of cluster results<text:s/></text:p>
      <text:p text:style-name="P151">#Silhouette Plot</text:p>
      <text:p text:style-name="P152">sil_hc_leave &lt;- cluster::silhouette(hc_cluster_id_leave, dist_leave)<text:s/></text:p>
      <text:p text:style-name="P153">sil_hc_leave_complete &lt;- cluster::silhouette(hc_cluster_id_leave_complete, dist_leave)<text:s/></text:p>
      <text:p text:style-name="P154"><text:s/></text:p>
      <text:p text:style-name="P155">opar &lt;- par() par(mfrow = c(2,1)) png(file = "percent") plot(sil_hc_leave) png(file = "percent") plot(sil_hc_leave_complete) par(opar)<text:s/></text:p>
      <text:p text:style-name="P156"><text:s/></text:p>
      <text:p text:style-name="P157">leave_clear["Outcome"] &lt;- 0<text:s/></text:p>
      <text:p text:style-name="P158">leave_clear$Outcome[ leave_clear$Pct_Leave &gt; 50] &lt;- "1" leave_clear$Outcome[ leave_clear$Pct_Leave &lt; 50] &lt;- "0"<text:s/></text:p>
      <text:p text:style-name="P159">leave_clear$Outcome &lt;- as.numeric(leave_clear$Outcome)<text:s/></text:p>
      <text:p text:style-name="P160"><text:s/></text:p>
      <text:p text:style-name="P161">#Neural network<text:s/></text:p>
      <text:p text:style-name="P162">set.seed(2018) MinMax &lt;- function(x){ <text:s text:c="2"/>tx &lt;- (x - min(x)) / (max(x) - min(x)) <text:s text:c="2"/>return(tx)<text:s/></text:p>
      <text:p text:style-name="P163">}<text:s/></text:p>
      <text:p text:style-name="P164">leave_minmax &lt;- apply(leave_clear[,-1], 2, MinMax)<text:s/></text:p>
      <text:p text:style-name="P165">leave_minmax &lt;- as.data.frame(leave_minmax) n_rows &lt;- nrow(leave_minmax)<text:s/></text:p>
      <text:soft-page-break/>
      <text:p text:style-name="P166">training_idx &lt;- sample(n_rows, n_rows * 0.7) training_leave_minmax &lt;- leave_minmax[training_idx,] test_leave &lt;- leave_minmax[-training_idx,]<text:s/></text:p>
      <text:p text:style-name="P167">leave_formula = Outcome ~ Mean_Income + Median_Income + Mean_Tax + Median_Tax + Pct_Turnout + C + Lab + G reen + UKIP + LD<text:s/></text:p>
      <text:p text:style-name="P168">png(file = "p")<text:s/></text:p>
      <text:p text:style-name="P169">#Library neural net</text:p>
      <text:p text:style-name="P170">#Trying several nn architecture<text:s/></text:p>
      <text:p text:style-name="Normal"><text:span text:style-name="T171"><text:s/></text:span><text:span text:style-name="T172">leave_nn_64 &lt;- neuralnet(leave_formula, hidden = c(1,2), data = training_leave_minmax,linear.output = FALSE) leave_nn_65 &lt;- neuralnet(leave_formula, hidden = c(2,1), data = training_leave_minmax,linear.output = FALSE) leave_nn_66 &lt;- neuralnet(leave_formula</text:span><text:span text:style-name="T173">, hidden = c(1,1), data = training_leave_minmax, linear.output = FALSE) leave_nn_67 &lt;- neuralnet(leave_formula, hidden = c(2,2), data = training_leave_minmax,linear.output = FALSE) leave_nn_68 &lt;- neuralnet(leave_formula, hidden = c(2,3), data = training_le</text:span><text:span text:style-name="T174">ave_minmax,linear.output = FALSE) leave_nn_69 &lt;- neuralnet(leave_formula, hidden = c(4,4), data = training_leave_minmax, linear.output = FALSE) pred_leave_nn_64 &lt;- compute(leave_nn_64, test_leave[,-13]) pred_leave_nn_65 &lt;- compute(leave_nn_65, test_leave[,</text:span><text:span text:style-name="T175">-13]) pred_leave_nn_66 &lt;- compute(leave_nn_66, test_leave[,-13]) pred_leave_nn_67 &lt;- compute(leave_nn_67, test_leave[,-13]) pred_leave_nn_68 &lt;- compute(leave_nn_68, test_leave[,-13]) pred_leave_nn_69 &lt;- compute(leave_nn_69, test_leave[,-13])<text:s/></text:span></text:p>
      <text:p text:style-name="P176"><text:s/>#Evaluating<text:s/>nn results</text:p>
      <text:p text:style-name="P177">leave_results &lt;- data.frame( <text:s text:c="2"/>actual = test_leave$Outcome, <text:s text:c="2"/>nn_64 = pred_leave_nn_64$net.result, <text:s text:c="2"/>nn_65 = pred_leave_nn_65$net.result,<text:s/></text:p>
      <text:p text:style-name="P178"><text:s text:c="2"/>nn_66 = pred_leave_nn_66$net.result<text:s/></text:p>
      <text:p text:style-name="P179">)<text:s/></text:p>
      <text:p text:style-name="P180">leave_results &lt;- data.frame( <text:s text:c="2"/>actual = test_leave$Outcome, <text:s text:c="2"/>nn_67 = pred_leave_nn_67$net.result, <text:s text:c="2"/>nn_68 = pred_leave_nn_68$net.result,<text:s/></text:p>
      <text:p text:style-name="P181"><text:s text:c="2"/>nn_69 = pred_leave_nn_69$net.result<text:s/></text:p>
      <text:p text:style-name="P182">)<text:s/></text:p>
      <text:p text:style-name="P183">cor(leave_results[,'actual'], leave_results[,c("nn_64","nn_65", "nn_66")]) cor(leave_results[,'actual'], leave_results[,c("nn_67","nn_68",<text:s/>"nn_69")]) leave_results &lt;- data.frame( <text:s text:c="2"/>actual = test_leave$Outcome, <text:s text:c="2"/>nn_65 = pred_leave_nn_65$net.result<text:s/></text:p>
      <text:p text:style-name="P184">)<text:s/></text:p>
      <text:p text:style-name="P185">leave_results &lt;- data.frame( <text:s text:c="2"/>actual = test_leave$Outcome, <text:s text:c="2"/>nn_65 = pred_leave_nn_65$net.result<text:s/></text:p>
      <text:p text:style-name="P186">)<text:s/></text:p>
      <text:p text:style-name="P187"><text:s/></text:p>
      <text:p text:style-name="P188">temptest &lt;- subset(test_leave, select =<text:s/>c("Mean_Income", "Median_Income", "Mean_Tax", "Median_Tax", "Pct_Turn out", "C", "Lab", "Green", "UKIP", "LD"))<text:s/></text:p>
      <text:p text:style-name="P189">head(temptest)<text:s/></text:p>
      <text:p text:style-name="P190">nn_results &lt;- compute(leave_nn_65,temptest) nn_results &lt;- compute(leave_nn_69,temptest) nn_results<text:s/></text:p>
      <text:p text:style-name="P191">results &lt;- data.frame(actual = test_leave$Outcome, prediction = nn_results$net.result) results<text:s/></text:p>
      <text:p text:style-name="P192">roundedresults &lt;- sapply(results, round,digits=0) roundedresultsdf = data.frame(roundedresults) table(leave_results)<text:s/></text:p>
      <text:p text:style-name="P193"><text:s/></text:p>
      <text:soft-page-break/>
      <text:p text:style-name="P194">predict_testNN = (pred_leave_nn_65$net.result * (max(test_leave$Outcome) - min(test_leave$Outcome))) + min(tes t_leave$Outcome)<text:s/></text:p>
      <text:p text:style-name="P195">predict_testNN = (pred_leave_nn_64$net.result * (max(test_leave$Outcome) - min(test_leave$Outcome))) + min(tes t_leave$Outcome)<text:s/></text:p>
      <text:p text:style-name="P196">predict_testNN = (pred_leave_nn_66$net.result * (max(test_leave$Outcome) - min(test_leave$Outcome))) + min(tes t_leave$Outcome)<text:s/></text:p>
      <text:p text:style-name="P197">predict_testNN = (pred_leave_nn_67$net.result * (max(test_leave$Outcome) - min(test_leave$Outcome))) + min(tes t_leave$Outcome)<text:s/></text:p>
      <text:p text:style-name="P198">predict_testNN = (pred_leave_nn_68$net.result * (max(test_leave$Outcome) - min(test_leave$Outcome))) + min(tes t_leave$Outcome)<text:s/></text:p>
      <text:p text:style-name="P199">predict_testNN = (pred_leave_nn_69$net.result * (max(test_leave$Outcome) - min(test_leave$Outcome))) + min(tes t_leave$Outcome)<text:s/></text:p>
      <text:p text:style-name="P200"><text:s/></text:p>
      <text:p text:style-name="P201">plot(test_leave$Outcome, predict_testNN,<text:s/>col='blue', pch=16, ylab = "Predicted Outcome NN", xlab = "Real Outcome</text:p>
      <text:p text:style-name="P202">")<text:s/></text:p>
      <text:p text:style-name="P203"><text:s/></text:p>
      <text:p text:style-name="P204">abline(0,1)<text:s/></text:p>
      <text:p text:style-name="P205"/>
      <text:p text:style-name="P206">#Calculating RMSE and MAE for nn performance evaluation</text:p>
      <text:p text:style-name="P207">RMSE.NN = (sum((test_leave$Outcome - predict_testNN)^2) / nrow(test_leave)) ^ 0.5 RMSE.NN<text:s/></text:p>
      <text:p text:style-name="P208"/>
      <text:p text:style-name="P209">1-mae(pred_leave_nn_64$net.result * (max(test_leave$Outcome) - min(test_leave$Outcome))) + min(test_leave$Ou tcome)<text:s/></text:p>
      <text:p text:style-name="P210">1-mae(pred_concrete_nn_65$net.result * (max(test_concrete_minmax$Outcome) - min(test_concrete_minmax$Out come))) + min(test_concrete_minmax$Outcome)<text:s/></text:p>
      <text:p text:style-name="P211">1-mae(pred_concrete_nn_66$net.result * (max(test_concrete_minmax$Outcome) - min(test_concrete_minmax$Out come))) + min(test_concrete_minmax$Outcome)<text:s/></text:p>
      <text:p text:style-name="P212">1-mae(pred_concrete_nn_67$net.result * (max(test_concrete_minmax$Outcome) - min(test_concrete_minmax$Out come))) + min(test_concrete_minmax$Outcome)<text:s/></text:p>
      <text:p text:style-name="P213">1-mae(pred_concrete_nn_68$net.result * (max(test_concrete_minmax$Outcome) - min(test_concrete_minmax$Out come))) + min(test_concrete_minmax$Outcome)<text:s/></text:p>
      <text:p text:style-name="P214">1-mae(pred_concrete_nn_69$net.result * (max(test_concrete_minmax$Outcome) - min(test_concrete_minmax$Out come))) + min(test_concrete_minmax$Outcome)<text:s/></text:p>
      <text:p text:style-name="P215"><text:s/></text:p>
      <text:p text:style-name="P216"><text:s/></text:p>
      <text:p text:style-name="P217"/>
      <text:p text:style-name="P218">#Create an extra column for classification <text:s/></text:p>
      <text:p text:style-name="P219"><text:s/></text:p>
      <text:p text:style-name="P220">leave_clear["Outcome"] &lt;- 0<text:s/></text:p>
      <text:soft-page-break/>
      <text:p text:style-name="P221">leave_clear$Outcome[ leave_clear$Pct_Leave &gt; 50] &lt;- "Leave" leave_clear$Outcome[ leave_clear$Pct_Leave &lt; 50] &lt;- "Remain" leave_clear$Outcome &lt;- as.factor(leave_clear$Outcome)<text:s/></text:p>
      <text:p text:style-name="P222"><text:s/></text:p>
      <text:p text:style-name="P223">#Decision Tree # Library tree<text:s/></text:p>
      <text:p text:style-name="P224">set.seed(2018)<text:s/></text:p>
      <text:p text:style-name="P225">n_rows &lt;- nrow(leave_clear) training_idx &lt;- sample(n_rows, n_rows * 0.7) training_leave &lt;- leave_clear[training_idx,] test_leave &lt;- leave_clear[-training_idx,]<text:s/></text:p>
      <text:p text:style-name="P226">leave_formula = Outcome ~ Mean_Income + Median_Income + Mean_Tax + Median_Tax + Pct_Turnout + C + Lab + G reen + UKIP + LD<text:s/></text:p>
      <text:p text:style-name="P227">tree_leave &lt;- tree(leave_formula, data = training_leave) summary(tree_leave)<text:s/></text:p>
      <text:p text:style-name="P228">plot(tree_leave) text(tree_leave, pretty = 0)<text:s/></text:p>
      <text:p text:style-name="P229">cv_leave &lt;- cv.tree(tree_leave, FUN=prune.misclass) cv_leave_table &lt;- data.frame( <text:s text:c="2"/>size = cv_leave$size,<text:s/></text:p>
      <text:p text:style-name="P230"><text:s text:c="2"/>error = cv_leave$dev<text:s/></text:p>
      <text:p text:style-name="P231">)<text:s/></text:p>
      <text:p text:style-name="P232"><text:s/></text:p>
      <text:p text:style-name="P233">plot( <text:s text:c="2"/>cv_leave, <text:s text:c="2"/>xaxt = 'n',<text:s/></text:p>
      <text:p text:style-name="P234"><text:s text:c="2"/>yaxt = 'n'<text:s/></text:p>
      <text:p text:style-name="P235">)<text:s/></text:p>
      <text:p text:style-name="P236">axis(1, seq(1,max(cv_leave_table$size))) axis(2, seq(50,150,5))<text:s/></text:p>
      <text:p text:style-name="P237"><text:s/>#Prune the decision tree</text:p>
      <text:p text:style-name="P238">pruned_tree_size &lt;- cv_leave_table[which.min(cv_leave_table$error), 'size'] pruned_tree_leave &lt;- prune.misclass(tree_leave,<text:s/>best = pruned_tree_size) summary(pruned_tree_leave)<text:s/></text:p>
      <text:p text:style-name="P239">tree_leave_pred &lt;- predict(tree_leave, test_leave[,-13], type= "class")<text:s/></text:p>
      <text:p text:style-name="P240">pruned_tree_leave_pred &lt;- predict(pruned_tree_leave, test_leave[,-13], type= "class") leave_results &lt;- data.frame( <text:s text:c="2"/>actual = test_leave$Outcome, <text:s text:c="2"/>unpruned = tree_leave_pred, <text:s text:c="2"/>pruned = pruned_tree_leave_pred)<text:s/></text:p>
      <text:p text:style-name="P241"><text:s/></text:p>
      <text:p text:style-name="P242">unpruned_results_table &lt;- table(leave_results[,c('actual', 'unpruned')]) unpruned_results_table<text:s/></text:p>
      <text:p text:style-name="P243">pruned_results_table &lt;- table(leave_results[,c('actual', 'pruned')]) pruned_results_table<text:s/></text:p>
      <text:p text:style-name="P244"><text:s/></text:p>
      <text:p text:style-name="P245">acc_unpruned &lt;- sum(diag(unpruned_results_table)) / sum(unpruned_results_table) acc_unpruned<text:s/></text:p>
      <text:p text:style-name="P246">acc_pruned &lt;- sum(diag(pruned_results_table)) / sum(pruned_results_table) acc_pruned<text:s/></text:p>
      <text:p text:style-name="P247"><text:s/></text:p>
      <text:p text:style-name="P248"/>
      <text:p text:style-name="Normal"><text:span text:style-name="T249">#Performance evaluation Decision Tree and Random Fores</text:span><text:span text:style-name="T250">t<text:s/></text:span></text:p>
      <text:p text:style-name="Normal"><text:span text:style-name="T251"><text:s/></text:span></text:p>
      <text:p text:style-name="P252">#Library caret<text:s/></text:p>
      <text:soft-page-break/>
      <text:p text:style-name="P253">set.seed(2018)<text:s/></text:p>
      <text:p text:style-name="P254"><text:s/></text:p>
      <text:p text:style-name="P255">leave_formula &lt;- reformulate(names(training_leave[, -13]), response = 'Outcome')<text:s/></text:p>
      <text:p text:style-name="P256"><text:s/></text:p>
      <text:p text:style-name="P257">ctrl_parameters &lt;- trainControl(method = 'CV', number = 10) ctrl_parameters &lt;- trainControl(method = 'CV', number = 30)<text:s/>modelLookup('rpart')<text:s/></text:p>
      <text:p text:style-name="P258">leave_tree_perf &lt;- train(leave_formula, data = training_leave, method = "rpart", trControl = ctrl_parameters) leave_tree_perf png(file = "p")<text:s/></text:p>
      <text:p text:style-name="P259">plot(leave_tree_perf)<text:s/></text:p>
      <text:p text:style-name="P260"><text:s/></text:p>
      <text:p text:style-name="P261">modelLookup('rf')<text:s/></text:p>
      <text:p text:style-name="P262">leave_rf &lt;-<text:s/>train(leave_formula, data = training_leave, method = "rf", trControl = ctrl_parameters) leave_rf plot(leave_rf) leave_tree_predict &lt;- <text:s/>cbind( <text:s text:c="2"/>actual = test_leave$Outcome,<text:s/></text:p>
      <text:p text:style-name="P263"><text:s text:c="2"/>predicted = predict(leave_tree_perf, test_leave[, -13], type = 'raw'), <text:s text:c="2"/>predict(leave_tree_perf, test_leave[, -13], type = 'prob')<text:s/></text:p>
      <text:p text:style-name="P264">)<text:s/></text:p>
      <text:p text:style-name="P265">leave_rf_predict &lt;- <text:s/>cbind( <text:s text:c="2"/>actual = test_leave$Outcome,<text:s/></text:p>
      <text:p text:style-name="P266"><text:s text:c="2"/>predicted = predict(leave_rf, test_leave[, -13], type = 'raw'), <text:s text:c="2"/>predict(leave_rf, test_leave[, -13], type = 'prob')<text:s/></text:p>
      <text:p text:style-name="P267">)<text:s/></text:p>
      <text:p text:style-name="P268">leave_rf_predict<text:s/></text:p>
      <text:p text:style-name="P269">plot(leave_rf_predict)<text:s/></text:p>
      <text:p text:style-name="P270"><text:s/></text:p>
      <text:p text:style-name="P271">tree_confmat &lt;- confusionMatrix(data = leave_tree_predict$predicted, reference = leave_tree_predict$actual, positi ve = "Leave")<text:s/></text:p>
      <text:p text:style-name="P272">rf_confmat &lt;- confusionMatrix(data = leave_rf_predict$predicted, reference = leave_rf_predict$actual, positive = "Le ave")<text:s/></text:p>
      <text:p text:style-name="P273"><text:s/></text:p>
      <text:p text:style-name="P274">tree_confmat<text:s/></text:p>
      <text:p text:style-name="P275">rf_confmat<text:s/></text:p>
      <text:p text:style-name="P276"><text:s/></text:p>
      <text:p text:style-name="P277">leave_models_prob &lt;- data.frame( <text:s text:c="2"/>tree = leave_tree_predict$Leave,<text:s/></text:p>
      <text:p text:style-name="P278"><text:s text:c="2"/>rf = leave_rf_predict$Leave<text:s/></text:p>
      <text:p text:style-name="P279">)<text:s/></text:p>
      <text:p text:style-name="P280">leave_label &lt;- data.frame( <text:s text:c="2"/>tree = leave_tree_predict$actual,<text:s/></text:p>
      <text:p text:style-name="P281"><text:s text:c="2"/>rf = leave_rf_predict$actual<text:s/></text:p>
      <text:p text:style-name="P282">)<text:s/></text:p>
      <text:p text:style-name="P283"><text:s/></text:p>
      <text:soft-page-break/>
      <text:p text:style-name="P284">opar &lt;- par() par(pty = 's')<text:s/></text:p>
      <text:p text:style-name="P285">png(file = "p")<text:s/></text:p>
      <text:p text:style-name="P286"/>
      <text:p text:style-name="P287">#Random Forest #Library Random Forest<text:s/></text:p>
      <text:p text:style-name="P288"><text:s/></text:p>
      <text:p text:style-name="P289">print(leave_rf)<text:s/></text:p>
      <text:p text:style-name="P290"><text:s/></text:p>
      <text:p text:style-name="P291">rf_leave &lt;- randomForest(leave_formula, ntree = 500, importance = T, data = training_leave) png(file = "p") plot(rf_leave)<text:s/></text:p>
      <text:p text:style-name="P292">rf_leave_pred &lt;- predict(rf_leave, test_leave[,-1], type= "class") rf_leave_pred &lt;- predict(rf_leave, training_leave[,-1], type= "class") rf_results_table &lt;- table(rf = rf_leave_pred, <text:s/>actual = test_leave$Outcome) rf_results_table &lt;- table(rf = rf_leave_pred, <text:s/>actual = training_leave$Outcome) rf_results_table<text:s/></text:p>
      <text:p text:style-name="P293">acc_rf &lt;- sum(diag(rf_results_table)) / sum(rf_results_table) acc_rf<text:s/></text:p>
      <text:p text:style-name="P294"/>
      <text:p text:style-name="P295">#Performance Evaluation Random Forest<text:s/></text:p>
      <text:p text:style-name="Normal"><text:span text:style-name="T296"><text:s/></text:span></text:p>
      <text:p text:style-name="P297">leave_rf_predict &lt;- <text:s/>cbind( <text:s text:c="2"/>actual = test_leave$Outcome, <text:s text:c="2"/>predicted = predict(rf_leave, test_leave[, -13], type = 'response'), <text:s text:c="2"/>predict(rf_leave, test_leave[, -13], type = 'response')<text:s/></text:p>
      <text:p text:style-name="P298">)<text:s/></text:p>
      <text:p text:style-name="P299">plot(leave_rf_predict)<text:s/></text:p>
      <text:p text:style-name="P300">#Support vector machines<text:s/></text:p>
      <text:p text:style-name="P301">qplot(Percent.Leave, Median_Income, data = leave_clear, colour = Outcome) qplot(C, Lab, data =<text:s/>leave_clear, colour = Outcome)<text:s/></text:p>
      <text:p text:style-name="P302"><text:s/></text:p>
      <text:p text:style-name="P303">#SVMs</text:p>
      <text:p text:style-name="Normal"><text:span text:style-name="T304">#Kernel linear <text:s/></text:span></text:p>
      <text:p text:style-name="P305">#Library e1071<text:s/></text:p>
      <text:p text:style-name="P306"><text:s/></text:p>
      <text:p text:style-name="P307">mymodel &lt;- svm(Outcome ~ Mean_Income + Median_Income + Mean_Tax + Median_Tax + Pct_Turnout + C + Lab + G reen + UKIP + LD, data = leave_clear, kernel = "linear")<text:s/></text:p>
      <text:p text:style-name="P308">mymodel &lt;- svm(Outcome ~ Mean_Income + Median_Income + Mean_Tax + Median_Tax + Pct_Turnout + C + Lab + G reen + UKIP + LD, data = leave_clear, kernel = "polynomial")<text:s/></text:p>
      <text:p text:style-name="P309">mymodel &lt;- svm(Outcome ~ Mean_Income + Median_Income + Mean_Tax + Median_Tax + Pct_Turnout + C + Lab + G reen + UKIP + LD, data = leave_clear, kernel = "radial")<text:s/></text:p>
      <text:p text:style-name="P310"><text:s/></text:p>
      <text:p text:style-name="P311">summary(mymodel)<text:s/></text:p>
      <text:p text:style-name="P312">plot(mymodel , data = leave_clear,<text:s/></text:p>
      <text:soft-page-break/>
      <text:p text:style-name="P313"><text:s text:c="5"/>Median_Income~LD,<text:s/></text:p>
      <text:p text:style-name="P314"><text:s text:c="4"/>)<text:s/></text:p>
      <text:p text:style-name="P315">pred &lt;- predict(mymodel, leave_clear)<text:s/></text:p>
      <text:p text:style-name="P316">tab &lt;- table(Predicted = pred, Actual = leave_clear$Outcome) tab<text:s/></text:p>
      <text:p text:style-name="P317">1-sum(diag(tab)/sum(tab))<text:s/></text:p>
      <text:p text:style-name="P318">sum(diag(tab)/sum(tab))<text:s/></text:p>
      <text:p text:style-name="P319"><text:s/></text:p>
      <text:p text:style-name="P320">#Kernel Stigmoid<text:s/></text:p>
      <text:p text:style-name="P321"><text:s/></text:p>
      <text:p text:style-name="P322">mymodel &lt;- svm(Outcome ~ Mean_Income + Median_Income + Mean_Tax + Median_Tax + Percent.Turnout + C + La b + Green + UKIP + LD, data = leave_clear, kernel = "sigmoid") summary(mymodel)<text:s/></text:p>
      <text:p text:style-name="P323">plot(mymodel , data = leave_clear,<text:s/></text:p>
      <text:p text:style-name="P324"><text:s text:c="5"/>Median_Income~LD,<text:s/></text:p>
      <text:p text:style-name="P325">)<text:s/></text:p>
      <text:p text:style-name="P326">pred &lt;- predict(mymodel, leave_clear)<text:s/></text:p>
      <text:p text:style-name="P327">tab &lt;- table(Predicted = pred, Actual = leave_clear$Outcome) tab<text:s/></text:p>
      <text:p text:style-name="P328">sum(diag(tab)/sum(tab)) 1-sum(diag(tab)/sum(tab))<text:s/></text:p>
      <text:p text:style-name="P329"><text:s/></text:p>
      <text:p text:style-name="P330">#Tuning<text:s/></text:p>
      <text:p text:style-name="Normal"><text:span text:style-name="T331"><text:s/></text:span></text:p>
      <text:p text:style-name="P332">set.seed(2018)<text:s/></text:p>
      <text:p text:style-name="P333">tmodel &lt;- tune(svm,Outcome ~ Mean_Income + Median_Income + Mean_Tax + Median_Tax + Pct_Turnout + C + Lab + Green + UKIP + LD, data = leave_clear, ranges = list(epsilon = seq(0,1,0.1), cost = 2^(2:5)))<text:s/></text:p>
      <text:p text:style-name="P334"><text:s/></text:p>
      <text:p text:style-name="P335">plot(tmodel) summary(tmodel)<text:s/></text:p>
      <text:p text:style-name="P336">bestmodel &lt;- tmodel$best.model summary(bestmodel)<text:s/></text:p>
      <text:p text:style-name="P337">png(file = "p")<text:s/></text:p>
      <text:p text:style-name="P338">plot(bestmodel , data = leave_clear,<text:s/></text:p>
      <text:p text:style-name="P339"><text:s text:c="5"/>C~Pct_Leave,<text:s/></text:p>
      <text:p text:style-name="P340">)<text:s/></text:p>
      <text:p text:style-name="P341">pred &lt;- predict(mymodel, leave_clear)<text:s/></text:p>
      <text:p text:style-name="P342">tab &lt;- table(Predicted = pred, Actual = leave_clear$Outcome) tab<text:s/></text:p>
      <text:p text:style-name="P343">1-sum(diag(tab)/sum(tab))<text:s/></text:p>
      <text:p text:style-name="P344">sum(diag(tab)/sum(tab))<text:s/></text:p>
      <text:p text:style-name="P345">p1 &lt;- predict(rf_leave, data = training_leave)<text:s/></text:p>
      <text:soft-page-break/>
      <text:p text:style-name="P346">head(p1)<text:s/></text:p>
      <text:p text:style-name="P347">head(training_leave$Outcome) confusionMatrix(p1, training_leave$Outcome) p2 &lt;- predict(rf_leave, test_leave) confusionMatrix(p2, test_leave$Outcome)<text:s/></text:p>
      <text:p text:style-name="P348">plot(rf_leave)<text:s/></text:p>
      <text:p text:style-name="P349">legend('topright', colnames(rf_leave$err.rate), bty = 'n', lty = c(1,2,3), col = c(1:3)) png(file = "p")<text:s/></text:p>
      <text:p text:style-name="Normal">varImpPlot(rf_leave, type = 1)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os Fakiridis</meta:initial-creator>
    <dc:creator>Delos Fakiridis</dc:creator>
    <meta:creation-date>2020-05-18T15:31:00Z</meta:creation-date>
    <dc:date>2020-05-18T15:31:00Z</dc:date>
    <meta:template xlink:href="Normal" xlink:type="simple"/>
    <meta:editing-cycles>2</meta:editing-cycles>
    <meta:editing-duration>PT0S</meta:editing-duration>
    <meta:document-statistic meta:page-count="12" meta:paragraph-count="38" meta:word-count="3004" meta:character-count="19189" meta:row-count="135" meta:non-whitespace-character-count="16223"/>
  </office:meta>
</office:document-meta>
</file>